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style:keep-together="true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0.035cm solid #cccccc" fo:border-right="none" fo:border-top="0.035cm solid #cccccc" fo:border-bottom="0.035cm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0.035cm solid #cccccc" style:writing-mode="page">
        <style:background-image/>
      </style:table-cell-properties>
    </style:style>
    <style:style style:name="Changelog.2" style:family="table-row">
      <style:table-row-properties style:keep-together="true" fo:keep-together="auto"/>
    </style:style>
    <style:style style:name="Changelog.A2" style:family="table-cell">
      <style:table-cell-properties fo:background-color="transparent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3" style:family="table-row">
      <style:table-row-properties fo:background-color="#eeeeee" style:keep-together="tru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10" style:family="table-row">
      <style:table-row-properties fo:background-color="transparent" style:keep-together="true" fo:keep-together="auto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3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3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3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2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Howl photo and correc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0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 and story flowchart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0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0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1-23T18:39:17.62</dc:date>
    <meta:editing-duration>PT20M26S</meta:editing-duration>
    <meta:editing-cycles>15</meta:editing-cycles>
    <meta:generator>OpenOffice/4.1.4$Win32 OpenOffice.org_project/414m5$Build-9788</meta:generator>
    <meta:document-statistic meta:table-count="2" meta:image-count="0" meta:object-count="0" meta:page-count="1" meta:paragraph-count="99" meta:word-count="214" meta:character-count="1543"/>
    <meta:template xlink:type="simple" xlink:actuate="onRequest" xlink:title="" xlink:href="../MasterGameDesignDocument.odm" meta:date="2018-11-22T15:23:11.17"/>
  </office:meta>
</office:document-meta>
</file>